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124ddd"/>
    </style:style>
    <style:style style:name="T1" style:family="text">
      <style:text-properties officeooo:rsid="00124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<field:fieldmark text:name="__Fieldmark__3_2066117326" field:type="vnd.oasis.opendocument.field.FORMDROPDOWN"><field:param field:name="Dropdown_ListEntry" field:value="2019/2020"/><field:param field:name="Dropdown_ListEntry" field:value="2020/2021"/><field:param field:name="Dropdown_ListEntry" field:value="2021/2022"/><field:param field:name="Dropdown_ListEntry" field:value="2022/2023"/><field:param field:name="Dropdown_ListEntry" field:value="2023/2024"/><field:param field:name="Dropdown_ListEntry" field:value="2024/2025"/><field:param field:name="Dropdown_Selected" field:value="1"/></field:fieldmark><text:span text:style-name="T1">x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de" fo:country="CH" style:letter-kerning="tru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de" fo:country="CH" style:letter-kerning="tru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CH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5T08:22:57</meta:creation-date>
    <dc:language>de-CH</dc:language>
    <dc:date>2020-04-28T15:34:56.931377291</dc:date>
    <meta:editing-cycles>6</meta:editing-cycles>
    <meta:editing-duration>PT3M11S</meta:editing-duration>
    <meta:generator>LibreOfficeDev/7.0.0.0.alpha0$Linux_X86_64 LibreOffice_project/60fcd4427231e8c48cd3bf8307e280fd3a13a84f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